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35630769231" calcext:value-type="float">
            <text:p>5.28335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0015483871" calcext:value-type="float">
            <text:p>5.457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66" calcext:value-type="float">
            <text:p>5.6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29522580645" calcext:value-type="float">
            <text:p>5.926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2496" calcext:value-type="float">
            <text:p>6.13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50529032258" calcext:value-type="float">
            <text:p>6.6115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976225" calcext:value-type="float">
            <text:p>6.4797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89872" calcext:value-type="float">
            <text:p>6.01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48232258065" calcext:value-type="float">
            <text:p>6.1204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58384" calcext:value-type="float">
            <text:p>5.61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50580645161" calcext:value-type="float">
            <text:p>5.1285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67227586207" calcext:value-type="float">
            <text:p>5.16867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7125" calcext:value-type="float">
            <text:p>5.319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75380645161" calcext:value-type="float">
            <text:p>5.5887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2816" calcext:value-type="float">
            <text:p>5.88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10477419355" calcext:value-type="float">
            <text:p>6.4181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2952" calcext:value-type="float">
            <text:p>6.3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781" calcext:value-type="float">
            <text:p>6.629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70296774194" calcext:value-type="float">
            <text:p>6.6937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217058064516" calcext:value-type="float">
            <text:p>6.502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96335483871" calcext:value-type="float">
            <text:p>6.232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03904" calcext:value-type="float">
            <text:p>5.46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17032258065" calcext:value-type="float">
            <text:p>5.148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988285714286" calcext:value-type="float">
            <text:p>5.0498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616825" calcext:value-type="float">
            <text:p>5.156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21522580645" calcext:value-type="float">
            <text:p>5.2862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18936" calcext:value-type="float">
            <text:p>5.7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550838709678" calcext:value-type="float">
            <text:p>6.0955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8432" calcext:value-type="float">
            <text:p>6.1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12567741936" calcext:value-type="float">
            <text:p>5.9831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16180645161" calcext:value-type="float">
            <text:p>6.1861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81109677419" calcext:value-type="float">
            <text:p>5.948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98575" calcext:value-type="float">
            <text:p>5.981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9008" calcext:value-type="float">
            <text:p>5.5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23948387097" calcext:value-type="float">
            <text:p>5.308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14742857143" calcext:value-type="float">
            <text:p>5.3161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53675" calcext:value-type="float">
            <text:p>5.437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51148387097" calcext:value-type="float">
            <text:p>5.579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2256" calcext:value-type="float">
            <text:p>5.81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257" calcext:value-type="float">
            <text:p>5.866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1296" calcext:value-type="float">
            <text:p>5.55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58683870968" calcext:value-type="float">
            <text:p>5.8505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45496774194" calcext:value-type="float">
            <text:p>6.233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5928" calcext:value-type="float">
            <text:p>6.4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384206451613" calcext:value-type="float">
            <text:p>6.503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8568" calcext:value-type="float">
            <text:p>5.9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716825" calcext:value-type="float">
            <text:p>5.537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20171428571" calcext:value-type="float">
            <text:p>5.2062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02141935484" calcext:value-type="float">
            <text:p>5.3210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447974193548" calcext:value-type="float">
            <text:p>5.5344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935509677419" calcext:value-type="float">
            <text:p>5.7293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688541935484" calcext:value-type="float">
            <text:p>5.756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8512" calcext:value-type="float">
            <text:p>6.45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7595" calcext:value-type="float">
            <text:p>7.219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13832258065" calcext:value-type="float">
            <text:p>6.416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33416" calcext:value-type="float">
            <text:p>5.60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2897" calcext:value-type="float">
            <text:p>5.652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0744" calcext:value-type="float">
            <text:p>5.34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07664516129" calcext:value-type="float">
            <text:p>5.136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878" calcext:value-type="float">
            <text:p>4.992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34735483871" calcext:value-type="float">
            <text:p>5.114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28232258065" calcext:value-type="float">
            <text:p>5.2822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27784" calcext:value-type="float">
            <text:p>5.26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04275" calcext:value-type="float">
            <text:p>5.2950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2416" calcext:value-type="float">
            <text:p>5.56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505375" calcext:value-type="float">
            <text:p>6.1450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17729032258" calcext:value-type="float">
            <text:p>6.2731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6608" calcext:value-type="float">
            <text:p>6.02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96125" calcext:value-type="float">
            <text:p>5.404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5872" calcext:value-type="float">
            <text:p>5.2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8151" calcext:value-type="float">
            <text:p>5.018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79971428571" calcext:value-type="float">
            <text:p>5.03779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21025" calcext:value-type="float">
            <text:p>5.1112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015948387097" calcext:value-type="float">
            <text:p>5.430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165109677419" calcext:value-type="float">
            <text:p>5.811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49175" calcext:value-type="float">
            <text:p>5.839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6192" calcext:value-type="float">
            <text:p>5.99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881" calcext:value-type="float">
            <text:p>5.905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29316129032" calcext:value-type="float">
            <text:p>6.1432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322941935484" calcext:value-type="float">
            <text:p>6.2232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62219354839" calcext:value-type="float">
            <text:p>5.8016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68696774194" calcext:value-type="float">
            <text:p>5.422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741775" calcext:value-type="float">
            <text:p>5.2474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380685714286" calcext:value-type="float">
            <text:p>5.2038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05825" calcext:value-type="float">
            <text:p>5.4190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34384516129" calcext:value-type="float">
            <text:p>5.683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06128" calcext:value-type="float">
            <text:p>6.02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90975" calcext:value-type="float">
            <text:p>6.1359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2552" calcext:value-type="float">
            <text:p>6.0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335690322581" calcext:value-type="float">
            <text:p>6.063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31775483871" calcext:value-type="float">
            <text:p>6.103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66984" calcext:value-type="float">
            <text:p>6.14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61883870968" calcext:value-type="float">
            <text:p>5.7256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0824" calcext:value-type="float">
            <text:p>5.5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33935483871" calcext:value-type="float">
            <text:p>5.431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16714285714" calcext:value-type="float">
            <text:p>5.6371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2795" calcext:value-type="float">
            <text:p>5.665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44103225807" calcext:value-type="float">
            <text:p>5.8884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8824" calcext:value-type="float">
            <text:p>6.2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39870967742" calcext:value-type="float">
            <text:p>6.336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32670967742" calcext:value-type="float">
            <text:p>6.5223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91767741936" calcext:value-type="float">
            <text:p>6.6049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31122580645" calcext:value-type="float">
            <text:p>7.1973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9384" calcext:value-type="float">
            <text:p>6.41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4215" calcext:value-type="float">
            <text:p>6.8014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5004" calcext:value-type="float">
            <text:p>6.25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551483870968" calcext:value-type="float">
            <text:p>5.655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834593103448" calcext:value-type="float">
            <text:p>5.86834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24258064516" calcext:value-type="float">
            <text:p>5.9352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9688" calcext:value-type="float">
            <text:p>6.4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01729032258" calcext:value-type="float">
            <text:p>6.5170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8992" calcext:value-type="float">
            <text:p>6.71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910477419355" calcext:value-type="float">
            <text:p>6.7991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18451612903" calcext:value-type="float">
            <text:p>7.228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3288" calcext:value-type="float">
            <text:p>7.68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4395" calcext:value-type="float">
            <text:p>6.9454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7728" calcext:value-type="float">
            <text:p>5.90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3145" calcext:value-type="float">
            <text:p>5.564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014" calcext:value-type="float">
            <text:p>5.44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07070967742" calcext:value-type="float">
            <text:p>5.998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53161290323" calcext:value-type="float">
            <text:p>6.416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2496" calcext:value-type="float">
            <text:p>6.77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94761290323" calcext:value-type="float">
            <text:p>6.6969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0152" calcext:value-type="float">
            <text:p>6.7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73780645161" calcext:value-type="float">
            <text:p>6.984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55664516129" calcext:value-type="float">
            <text:p>7.071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9895" calcext:value-type="float">
            <text:p>6.77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127" calcext:value-type="float">
            <text:p>6.350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3744" calcext:value-type="float">
            <text:p>5.9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17961290323" calcext:value-type="float">
            <text:p>5.124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67514285714" calcext:value-type="float">
            <text:p>5.5106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64584615385" calcext:value-type="float">
            <text:p>5.66564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181371428571" calcext:value-type="float">
            <text:p>5.9118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3008" calcext:value-type="float">
            <text:p>6.31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53832258065" calcext:value-type="float">
            <text:p>6.5685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3144" calcext:value-type="float">
            <text:p>6.6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13367741936" calcext:value-type="float">
            <text:p>6.8091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66658064516" calcext:value-type="float">
            <text:p>7.0416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8005" calcext:value-type="float">
            <text:p>6.4048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690812903226" calcext:value-type="float">
            <text:p>6.036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34832" calcext:value-type="float">
            <text:p>5.9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98322580645" calcext:value-type="float">
            <text:p>5.715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85835294118" calcext:value-type="float">
            <text:p>5.67985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744" calcext:value-type="float">
            <text:p>6.0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88475" calcext:value-type="float">
            <text:p>6.3168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3464" calcext:value-type="float">
            <text:p>6.25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2388" calcext:value-type="float">
            <text:p>6.1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201171428571" calcext:value-type="float">
            <text:p>5.9720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32206451613" calcext:value-type="float">
            <text:p>5.7723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52128" calcext:value-type="float">
            <text:p>5.679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57304" calcext:value-type="float">
            <text:p>5.0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6736" calcext:value-type="float">
            <text:p>5.0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134012903226" calcext:value-type="float">
            <text:p>4.921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9764" calcext:value-type="float">
            <text:p>4.9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19138461539" calcext:value-type="float">
            <text:p>5.42919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46285714286" calcext:value-type="float">
            <text:p>5.4994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73866666667" calcext:value-type="float">
            <text:p>5.4867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8312" calcext:value-type="float">
            <text:p>5.6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12283870968" calcext:value-type="float">
            <text:p>5.5671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4848" calcext:value-type="float">
            <text:p>5.6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27277419355" calcext:value-type="float">
            <text:p>5.857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674606451613" calcext:value-type="float">
            <text:p>6.116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6184" calcext:value-type="float">
            <text:p>6.14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16624516129" calcext:value-type="float">
            <text:p>5.951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2656" calcext:value-type="float">
            <text:p>5.50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10761290323" calcext:value-type="float">
            <text:p>5.3101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25379310345" calcext:value-type="float">
            <text:p>5.2362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889316129032" calcext:value-type="float">
            <text:p>5.2288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23896774194" calcext:value-type="float">
            <text:p>5.267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89072" calcext:value-type="float">
            <text:p>5.37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47535483871" calcext:value-type="float">
            <text:p>5.3764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6928" calcext:value-type="float">
            <text:p>5.3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67329032258" calcext:value-type="float">
            <text:p>5.669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0792" calcext:value-type="float">
            <text:p>5.7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98658064516" calcext:value-type="float">
            <text:p>5.7919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6624" calcext:value-type="float">
            <text:p>5.6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6096" calcext:value-type="float">
            <text:p>5.0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35329032258" calcext:value-type="float">
            <text:p>5.014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38784" calcext:value-type="float">
            <text:p>5.17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36980645161" calcext:value-type="float">
            <text:p>5.183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0216" calcext:value-type="float">
            <text:p>5.5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86477419355" calcext:value-type="float">
            <text:p>5.6408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25987096774" calcext:value-type="float">
            <text:p>5.5942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7928" calcext:value-type="float">
            <text:p>5.55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36903225806" calcext:value-type="float">
            <text:p>5.6933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348" calcext:value-type="float">
            <text:p>5.70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521" calcext:value-type="float">
            <text:p>5.311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34296774194" calcext:value-type="float">
            <text:p>5.337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4772" calcext:value-type="float">
            <text:p>5.4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164" calcext:value-type="float">
            <text:p>5.37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46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6" meta:object-count="0"/>
    <meta:user-defined meta:name="AppVersion">3.0</meta:user-defined>
  </office:meta>
</office:document-meta>
</file>